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2812" officeooo:paragraph-rsid="00052812"/>
    </style:style>
    <style:style style:name="P2" style:family="paragraph" style:parent-style-name="Standard">
      <style:paragraph-properties fo:text-align="justify" style:justify-single-word="false"/>
      <style:text-properties officeooo:rsid="00052812" officeooo:paragraph-rsid="00052812"/>
    </style:style>
    <style:style style:name="P3" style:family="paragraph" style:parent-style-name="Standard">
      <style:paragraph-properties fo:text-align="justify" style:justify-single-word="false"/>
      <style:text-properties officeooo:rsid="0005a364" officeooo:paragraph-rsid="0005a364"/>
    </style:style>
    <style:style style:name="P4" style:family="paragraph" style:parent-style-name="Standard">
      <style:paragraph-properties fo:text-align="justify" style:justify-single-word="false"/>
      <style:text-properties officeooo:rsid="0007429a" officeooo:paragraph-rsid="0007429a"/>
    </style:style>
    <style:style style:name="P5" style:family="paragraph" style:parent-style-name="Standard">
      <style:paragraph-properties fo:text-align="justify" style:justify-single-word="false"/>
      <style:text-properties officeooo:rsid="00089d00" officeooo:paragraph-rsid="00089d00"/>
    </style:style>
    <style:style style:name="P6" style:family="paragraph" style:parent-style-name="Standard">
      <style:paragraph-properties fo:text-align="justify" style:justify-single-word="false"/>
      <style:text-properties officeooo:rsid="00099d4b" officeooo:paragraph-rsid="00099d4b"/>
    </style:style>
    <style:style style:name="P7" style:family="paragraph" style:parent-style-name="Standard">
      <style:paragraph-properties fo:text-align="justify" style:justify-single-word="false"/>
      <style:text-properties officeooo:rsid="000b25e1" officeooo:paragraph-rsid="000b25e1"/>
    </style:style>
    <style:style style:name="P8" style:family="paragraph" style:parent-style-name="Standard">
      <style:paragraph-properties fo:text-align="justify" style:justify-single-word="false"/>
      <style:text-properties officeooo:rsid="000c5771" officeooo:paragraph-rsid="000c5771"/>
    </style:style>
    <style:style style:name="P9" style:family="paragraph" style:parent-style-name="Standard">
      <style:paragraph-properties fo:text-align="justify" style:justify-single-word="false"/>
      <style:text-properties officeooo:rsid="000dff06" officeooo:paragraph-rsid="000dff06"/>
    </style:style>
    <style:style style:name="P10" style:family="paragraph" style:parent-style-name="Standard">
      <style:paragraph-properties fo:text-align="justify" style:justify-single-word="false"/>
      <style:text-properties fo:color="#000000" officeooo:rsid="0018e2c2" officeooo:paragraph-rsid="0018e2c2"/>
    </style:style>
    <style:style style:name="P11" style:family="paragraph" style:parent-style-name="Standard">
      <style:paragraph-properties fo:text-align="justify" style:justify-single-word="false"/>
      <style:text-properties fo:color="#000000" officeooo:rsid="001a4fac" officeooo:paragraph-rsid="001b711e"/>
    </style:style>
    <style:style style:name="P12" style:family="paragraph" style:parent-style-name="Standard">
      <style:paragraph-properties fo:text-align="justify" style:justify-single-word="false"/>
      <style:text-properties fo:color="#000000" officeooo:rsid="001b711e" officeooo:paragraph-rsid="001b711e"/>
    </style:style>
    <style:style style:name="P13" style:family="paragraph" style:parent-style-name="Standard">
      <style:paragraph-properties fo:text-align="justify" style:justify-single-word="false"/>
      <style:text-properties fo:color="#000000" officeooo:rsid="001ca558" officeooo:paragraph-rsid="001ca558"/>
    </style:style>
    <style:style style:name="P1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52812" officeooo:paragraph-rsid="00052812"/>
    </style:style>
    <style:style style:name="P1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7429a" officeooo:paragraph-rsid="0007429a"/>
    </style:style>
    <style:style style:name="P1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b25e1" officeooo:paragraph-rsid="000b25e1"/>
    </style:style>
    <style:style style:name="P1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dff06" officeooo:paragraph-rsid="000dff06"/>
    </style:style>
    <style:style style:name="P18" style:family="paragraph" style:parent-style-name="Standard">
      <style:paragraph-properties fo:text-align="justify" style:justify-single-word="false"/>
      <style:text-properties style:use-window-font-color="true" officeooo:paragraph-rsid="000eafc6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text-underline-style="solid" style:text-underline-width="auto" style:text-underline-color="font-color" officeooo:rsid="001cedca" officeooo:paragraph-rsid="001cedca"/>
    </style:style>
    <style:style style:name="P20" style:family="paragraph" style:parent-style-name="Standard">
      <style:paragraph-properties fo:text-align="justify" style:justify-single-word="false"/>
      <style:text-properties style:use-window-font-color="true" style:text-underline-style="solid" style:text-underline-width="auto" style:text-underline-color="font-color" officeooo:rsid="001fa3ab" officeooo:paragraph-rsid="001fa3ab"/>
    </style:style>
    <style:style style:name="P21" style:family="paragraph" style:parent-style-name="Standard">
      <style:paragraph-properties fo:text-align="justify" style:justify-single-word="false"/>
      <style:text-properties style:use-window-font-color="true" style:text-underline-style="solid" style:text-underline-width="auto" style:text-underline-color="font-color" officeooo:rsid="002536de" officeooo:paragraph-rsid="002536de"/>
    </style:style>
    <style:style style:name="P22" style:family="paragraph" style:parent-style-name="Standard">
      <style:paragraph-properties fo:text-align="justify" style:justify-single-word="false"/>
      <style:text-properties style:use-window-font-color="true" style:text-underline-style="solid" style:text-underline-width="auto" style:text-underline-color="font-color" fo:font-weight="normal" officeooo:rsid="002a338e" officeooo:paragraph-rsid="002a338e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use-window-font-color="true" style:text-underline-style="solid" style:text-underline-width="auto" style:text-underline-color="font-color" fo:font-weight="normal" officeooo:rsid="002dcc42" officeooo:paragraph-rsid="002dcc42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use-window-font-color="true" style:text-underline-style="solid" style:text-underline-width="auto" style:text-underline-color="font-color" fo:font-weight="normal" officeooo:rsid="00301e8c" officeooo:paragraph-rsid="00301e8c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use-window-font-color="true" style:text-underline-style="solid" style:text-underline-width="auto" style:text-underline-color="font-color" fo:font-weight="normal" officeooo:rsid="00332601" officeooo:paragraph-rsid="00332601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use-window-font-color="true" officeooo:rsid="001db35a" officeooo:paragraph-rsid="001db35a"/>
    </style:style>
    <style:style style:name="P27" style:family="paragraph" style:parent-style-name="Standard">
      <style:paragraph-properties fo:text-align="justify" style:justify-single-word="false"/>
      <style:text-properties style:use-window-font-color="true" officeooo:rsid="001f8a2b" officeooo:paragraph-rsid="001f8a2b"/>
    </style:style>
    <style:style style:name="P28" style:family="paragraph" style:parent-style-name="Standard">
      <style:paragraph-properties fo:text-align="justify" style:justify-single-word="false"/>
      <style:text-properties style:use-window-font-color="true" officeooo:rsid="001fa3ab" officeooo:paragraph-rsid="001fa3ab"/>
    </style:style>
    <style:style style:name="P29" style:family="paragraph" style:parent-style-name="Standard">
      <style:paragraph-properties fo:text-align="start" style:justify-single-word="false"/>
      <style:text-properties style:use-window-font-color="true" officeooo:rsid="001fa3ab" officeooo:paragraph-rsid="001fa3ab"/>
    </style:style>
    <style:style style:name="P30" style:family="paragraph" style:parent-style-name="Standard">
      <style:paragraph-properties fo:text-align="justify" style:justify-single-word="false"/>
      <style:text-properties style:use-window-font-color="true" officeooo:rsid="000e2202" officeooo:paragraph-rsid="000e2202"/>
    </style:style>
    <style:style style:name="P31" style:family="paragraph" style:parent-style-name="Standard">
      <style:paragraph-properties fo:text-align="justify" style:justify-single-word="false"/>
      <style:text-properties style:use-window-font-color="true" style:text-underline-style="none" officeooo:rsid="0022420e" officeooo:paragraph-rsid="0022420e"/>
    </style:style>
    <style:style style:name="P32" style:family="paragraph" style:parent-style-name="Standard">
      <style:paragraph-properties fo:text-align="justify" style:justify-single-word="false"/>
      <style:text-properties style:use-window-font-color="true" style:text-underline-style="none" officeooo:rsid="0023e1a7" officeooo:paragraph-rsid="0023e1a7"/>
    </style:style>
    <style:style style:name="P33" style:family="paragraph" style:parent-style-name="Standard">
      <style:paragraph-properties fo:text-align="justify" style:justify-single-word="false"/>
      <style:text-properties style:use-window-font-color="true" style:text-underline-style="none" officeooo:rsid="0027a711" officeooo:paragraph-rsid="0027a711"/>
    </style:style>
    <style:style style:name="P34" style:family="paragraph" style:parent-style-name="Standard">
      <style:paragraph-properties fo:text-align="justify" style:justify-single-word="false"/>
      <style:text-properties style:use-window-font-color="true" style:text-underline-style="none" fo:font-weight="normal" officeooo:rsid="002a338e" officeooo:paragraph-rsid="002a338e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use-window-font-color="true" style:text-underline-style="none" fo:font-weight="normal" officeooo:rsid="002b26ba" officeooo:paragraph-rsid="002b26ba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use-window-font-color="true" style:text-underline-style="none" fo:font-weight="normal" officeooo:rsid="002dcc42" officeooo:paragraph-rsid="002dcc42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use-window-font-color="true" style:text-underline-style="none" fo:font-weight="normal" officeooo:rsid="00301e8c" officeooo:paragraph-rsid="00301e8c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use-window-font-color="true" style:text-underline-style="none" fo:font-weight="normal" officeooo:rsid="00308c2c" officeooo:paragraph-rsid="00308c2c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use-window-font-color="true" style:text-underline-style="none" fo:font-weight="normal" officeooo:rsid="00332601" officeooo:paragraph-rsid="00332601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use-window-font-color="true" officeooo:rsid="00332601" officeooo:paragraph-rsid="00332601"/>
    </style:style>
    <style:style style:name="P41" style:family="paragraph" style:parent-style-name="Standard">
      <style:paragraph-properties fo:text-align="justify" style:justify-single-word="false"/>
      <style:text-properties officeooo:paragraph-rsid="00308c2c"/>
    </style:style>
    <style:style style:name="P42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4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4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2pt" officeooo:rsid="003101e1" officeooo:paragraph-rsid="003101e1" style:font-size-asian="12pt" style:font-size-complex="12pt"/>
    </style:style>
    <style:style style:name="P45" style:family="paragraph" style:parent-style-name="Standard">
      <style:paragraph-properties fo:text-align="justify" style:justify-single-word="false"/>
      <style:text-properties style:use-window-font-color="true" style:text-underline-style="none" fo:font-weight="normal" officeooo:rsid="00332601" officeooo:paragraph-rsid="00332601" style:font-weight-asian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use-window-font-color="true" style:text-underline-style="none" fo:font-weight="normal" officeooo:rsid="0036f729" officeooo:paragraph-rsid="0036f729" style:font-weight-asian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use-window-font-color="true" style:text-underline-style="none" fo:font-weight="normal" officeooo:rsid="003a6f80" officeooo:paragraph-rsid="003a6f80" style:font-weight-asian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use-window-font-color="true" style:text-underline-style="solid" style:text-underline-width="auto" style:text-underline-color="font-color" fo:font-weight="normal" officeooo:rsid="0036f729" officeooo:paragraph-rsid="0036f729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use-window-font-color="true" officeooo:rsid="0035ab6c" officeooo:paragraph-rsid="0035ab6c"/>
    </style:style>
    <style:style style:name="P50" style:family="paragraph" style:parent-style-name="Standard">
      <style:paragraph-properties fo:text-align="start" style:justify-single-word="false"/>
      <style:text-properties style:use-window-font-color="true" officeooo:rsid="0038bc95" officeooo:paragraph-rsid="0038bc95"/>
    </style:style>
    <style:style style:name="T1" style:family="text">
      <style:text-properties officeooo:rsid="001b711e"/>
    </style:style>
    <style:style style:name="T2" style:family="text">
      <style:text-properties officeooo:rsid="001fa3ab"/>
    </style:style>
    <style:style style:name="T3" style:family="text">
      <style:text-properties officeooo:rsid="00210cda"/>
    </style:style>
    <style:style style:name="T4" style:family="text">
      <style:text-properties officeooo:rsid="002b4bc2"/>
    </style:style>
    <style:style style:name="T5" style:family="text">
      <style:text-properties officeooo:rsid="00301e8c"/>
    </style:style>
    <style:style style:name="T6" style:family="text">
      <style:text-properties fo:color="#800080"/>
    </style:style>
    <style:style style:name="T7" style:family="text">
      <style:text-properties fo:color="#c0c0c0"/>
    </style:style>
    <style:style style:name="T8" style:family="text">
      <style:text-properties fo:color="#800000"/>
    </style:style>
    <style:style style:name="T9" style:family="text">
      <style:text-properties fo:font-style="italic"/>
    </style:style>
    <style:style style:name="T10" style:family="text">
      <style:text-properties fo:color="#0055af" fo:font-style="italic"/>
    </style:style>
    <style:style style:name="T11" style:family="text">
      <style:text-properties fo:color="#008000"/>
    </style:style>
    <style:style style:name="T12" style:family="text">
      <style:text-properties fo:color="#808000"/>
    </style:style>
    <style:style style:name="T13" style:family="text">
      <style:text-properties fo:color="#2985c7" fo:font-style="italic"/>
    </style:style>
    <style:style style:name="T14" style:family="text">
      <style:text-properties officeooo:rsid="00325fe9"/>
    </style:style>
    <style:style style:name="T15" style:family="text">
      <style:text-properties officeooo:rsid="003437e8"/>
    </style:style>
    <style:style style:name="T16" style:family="text">
      <style:text-properties officeooo:rsid="0035ab6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urnal de projet</text:p>
      <text:p text:style-name="P1"/>
      <text:p text:style-name="P14">Lundi 01 février :</text:p>
      <text:p text:style-name="P2">Modification des prototypes de l’IHM</text:p>
      <text:p text:style-name="P2">Modification du dossier d’analyse</text:p>
      <text:p text:style-name="P2"/>
      <text:p text:style-name="P14">Mardi 02 février :</text:p>
      <text:p text:style-name="P2">Finalisation des prototypes IHM</text:p>
      <text:p text:style-name="P3">Modification diagramme de Gantt prévisionnel</text:p>
      <text:p text:style-name="P2">Recherches BDD SQLite</text:p>
      <text:p text:style-name="P2"/>
      <text:p text:style-name="P15">Mercredi 03 février :</text:p>
      <text:p text:style-name="P5">Ajout de maquettes</text:p>
      <text:p text:style-name="P4">Modification des maquettes dans le dossier d’analyse</text:p>
      <text:p text:style-name="P6">Début de BDD générale</text:p>
      <text:p text:style-name="P4"/>
      <text:p text:style-name="P16">Jeudi 04 février :</text:p>
      <text:p text:style-name="P7">Installation «Android studio» et «Xampp» sur pc portable</text:p>
      <text:p text:style-name="P8">Modification du dossier après correction du prof</text:p>
      <text:p text:style-name="P7"/>
      <text:p text:style-name="P17">Vendredi 05 février :</text:p>
      <text:p text:style-name="P9">Installation «GitHub Desktop» sur pc portable</text:p>
      <text:p text:style-name="P10">Réalisation BDD ordi et embarquée</text:p>
      <text:p text:style-name="P11">M<text:span text:style-name="T1">odification diagramme de cas d’utilisation</text:span></text:p>
      <text:p text:style-name="P12">Modification diagramme de séquence «Réaliser une ronde»</text:p>
      <text:p text:style-name="P13">Modification dossier d’analyse</text:p>
      <text:p text:style-name="P18"/>
      <text:p text:style-name="P19">Lundi 08 février :</text:p>
      <text:p text:style-name="P26">Finalisation diagramme de séquence «Réaliser une ronde»</text:p>
      <text:p text:style-name="P27">Diagramme d’état sur le déroulement de la ronde</text:p>
      <text:p text:style-name="P27"/>
      <text:p text:style-name="P20">Mardi 09 février :</text:p>
      <text:p text:style-name="P31">Mise à jour du diagramme de Gantt commun</text:p>
      <text:p text:style-name="P32">Recherches qml et C++</text:p>
      <text:p text:style-name="P32"/>
      <text:p text:style-name="P21">Mercredi 10 février :</text:p>
      <text:p text:style-name="P33">Finalisation du dossier</text:p>
      <text:p text:style-name="P33"/>
      <text:p text:style-name="P22">Vendredi 12 février :</text:p>
      <text:p text:style-name="P34">Finalisation du dossier partie analyse</text:p>
      <text:p text:style-name="P35">Test IHM (Scroll, <text:span text:style-name="T4">Swipe, Stack, Empty</text:span>) <text:span text:style-name="T4">⇒ choix application Empty</text:span></text:p>
      <text:p text:style-name="P35"/>
      <text:p text:style-name="P23">Lundi 15 février :</text:p>
      <text:p text:style-name="P36">Réalisation <text:span text:style-name="T5">test </text:span>IHM et interaction entre C++ et QML</text:p>
      <text:p text:style-name="P36"/>
      <text:p text:style-name="P24">Mercredi 17 février :</text:p>
      <text:p text:style-name="P37">Réalisation test IHM (changer la couleur du pointeau sur appuie du bouton «Anomalie»)</text:p>
      <text:p text:style-name="P38">Incrémenter liste pointeaux :</text:p>
      <text:p text:style-name="P41"><text:span text:style-name="T6">Button</text:span><text:span text:style-name="T7"> </text:span>{</text:p>
      <text:p text:style-name="P43"><text:span text:style-name="T7"><text:s text:c="8"/></text:span><text:span text:style-name="T8">id</text:span>:<text:span text:style-name="T7"> </text:span><text:span text:style-name="T9">buttonAnomalie</text:span></text:p>
      <text:p text:style-name="P43"><text:span text:style-name="T7"><text:s text:c="8"/></text:span><text:span text:style-name="T8">x</text:span>:<text:span text:style-name="T7"> </text:span>215</text:p>
      <text:p text:style-name="P43"><text:span text:style-name="T7"><text:s text:c="8"/></text:span><text:span text:style-name="T8">y</text:span>:<text:span text:style-name="T7"> </text:span>126</text:p>
      <text:p text:style-name="P43"><text:span text:style-name="T7"><text:s text:c="8"/></text:span><text:span text:style-name="T8">text</text:span>:<text:span text:style-name="T7"> </text:span><text:span text:style-name="T10">qsTr</text:span>(<text:span text:style-name="T11">"Anomalie"</text:span>)</text:p>
      <text:p text:style-name="P43"><text:soft-page-break/><text:span text:style-name="T7"><text:s text:c="8"/></text:span><text:span text:style-name="T8">onClicked</text:span>:<text:span text:style-name="T7"> </text:span><text:span text:style-name="T9">listePointeaux</text:span>.incrementCurrentIndex()</text:p>
      <text:p text:style-name="P43"><text:span text:style-name="T7"><text:s text:c="4"/></text:span>}</text:p>
      <text:p text:style-name="P44">Changer la couleur du pointeau courant en rouge :</text:p>
      <text:p text:style-name="P44"><text:span text:style-name="T6">Button</text:span><text:span text:style-name="T7"> </text:span>{</text:p>
      <text:p text:style-name="P43"><text:span text:style-name="T7"><text:s text:c="8"/></text:span><text:span text:style-name="T8">id</text:span>:<text:span text:style-name="T7"> </text:span><text:span text:style-name="T9">buttonAnomalie</text:span></text:p>
      <text:p text:style-name="P43"><text:span text:style-name="T7"><text:s text:c="8"/></text:span><text:span text:style-name="T8">x</text:span>:<text:span text:style-name="T7"> </text:span>215</text:p>
      <text:p text:style-name="P43"><text:span text:style-name="T7"><text:s text:c="8"/></text:span><text:span text:style-name="T8">y</text:span>:<text:span text:style-name="T7"> </text:span>126</text:p>
      <text:p text:style-name="P43"><text:span text:style-name="T7"><text:s text:c="8"/></text:span><text:span text:style-name="T8">text</text:span>:<text:span text:style-name="T7"> </text:span><text:span text:style-name="T10">qsTr</text:span>(<text:span text:style-name="T11">"Anomalie"</text:span>)</text:p>
      <text:p text:style-name="P43"><text:span text:style-name="T7"><text:s text:c="8"/></text:span><text:span text:style-name="T8">onClicked</text:span>:<text:span text:style-name="T7"> </text:span>{</text:p>
      <text:p text:style-name="P43"><text:span text:style-name="T7"><text:s text:c="12"/></text:span><text:span text:style-name="T12">var</text:span><text:span text:style-name="T7"> </text:span><text:span text:style-name="T13">item</text:span><text:span text:style-name="T7"> </text:span>=<text:span text:style-name="T7"> </text:span><text:span text:style-name="T9">listePointeaux</text:span>.itemAtIndex(<text:span text:style-name="T9">listePointeaux</text:span>.currentIndex);</text:p>
      <text:p text:style-name="P43"><text:span text:style-name="T7"><text:s text:c="12"/></text:span><text:span text:style-name="T13">item</text:span>.etat<text:span text:style-name="T7"> </text:span>=<text:span text:style-name="T7"> </text:span><text:span text:style-name="T10">Qt</text:span>.rgba(255,<text:span text:style-name="T7"> </text:span>0,<text:span text:style-name="T7"> </text:span>0);</text:p>
      <text:p text:style-name="P43"><text:span text:style-name="T7"><text:s text:c="8"/></text:span>}</text:p>
      <text:p text:style-name="P43"><text:span text:style-name="T7"><text:s text:c="4"/></text:span>}</text:p>
      <text:p text:style-name="P44">Changer la couleur de l’état quand le pointeau est scanné :</text:p>
      <text:p text:style-name="P44"><text:span text:style-name="T6">Button</text:span><text:span text:style-name="T7"> </text:span>{</text:p>
      <text:p text:style-name="P43"><text:span text:style-name="T7"><text:s text:c="8"/></text:span><text:span text:style-name="T8">id</text:span>:<text:span text:style-name="T7"> </text:span><text:span text:style-name="T9">buttonScanner</text:span></text:p>
      <text:p text:style-name="P43"><text:span text:style-name="T7"><text:s text:c="8"/></text:span><text:span text:style-name="T8">x</text:span>:<text:span text:style-name="T7"> </text:span>350</text:p>
      <text:p text:style-name="P43"><text:span text:style-name="T7"><text:s text:c="8"/></text:span><text:span text:style-name="T8">y</text:span>:<text:span text:style-name="T7"> </text:span>126</text:p>
      <text:p text:style-name="P43"><text:span text:style-name="T7"><text:s text:c="8"/></text:span><text:span text:style-name="T8">text</text:span>:<text:span text:style-name="T7"> </text:span><text:span text:style-name="T10">qsTr</text:span>(<text:span text:style-name="T11">"Pointeau</text:span><text:span text:style-name="T7"> </text:span><text:span text:style-name="T11">scanné"</text:span>)</text:p>
      <text:p text:style-name="P43"><text:span text:style-name="T7"><text:s text:c="8"/></text:span><text:span text:style-name="T8">onClicked</text:span>:<text:span text:style-name="T7"> </text:span>{</text:p>
      <text:p text:style-name="P43"><text:span text:style-name="T7"><text:s text:c="12"/></text:span><text:span text:style-name="T11">//récupérer</text:span><text:span text:style-name="T7"> </text:span><text:span text:style-name="T11">l'index</text:span><text:span text:style-name="T7"> </text:span><text:span text:style-name="T11">courrant</text:span><text:span text:style-name="T7"> </text:span><text:span text:style-name="T11">de</text:span><text:span text:style-name="T7"> </text:span><text:span text:style-name="T11">l'item</text:span></text:p>
      <text:p text:style-name="P43"><text:span text:style-name="T7"><text:s text:c="12"/></text:span><text:span text:style-name="T12">var</text:span><text:span text:style-name="T7"> </text:span><text:span text:style-name="T13">item</text:span><text:span text:style-name="T7"> </text:span>=<text:span text:style-name="T7"> </text:span><text:span text:style-name="T9">listePointeaux</text:span>.itemAtIndex(<text:span text:style-name="T9">listePointeaux</text:span>.currentIndex);</text:p>
      <text:p text:style-name="P43"><text:span text:style-name="T7"><text:s text:c="12"/></text:span><text:span text:style-name="T11">//si</text:span><text:span text:style-name="T7"> </text:span><text:span text:style-name="T11">la</text:span><text:span text:style-name="T7"> </text:span><text:span text:style-name="T11">couleur</text:span><text:span text:style-name="T7"> </text:span><text:span text:style-name="T11">est</text:span><text:span text:style-name="T7"> </text:span><text:span text:style-name="T11">bleu</text:span></text:p>
      <text:p text:style-name="P43"><text:span text:style-name="T7"><text:s text:c="12"/></text:span><text:span text:style-name="T12">if</text:span>(<text:span text:style-name="T13">item</text:span>.etat<text:span text:style-name="T7"> </text:span>===<text:span text:style-name="T7"> </text:span><text:span text:style-name="T11">"#0000FF"</text:span>){</text:p>
      <text:p text:style-name="P43"><text:span text:style-name="T7"><text:s text:c="16"/></text:span><text:span text:style-name="T11">//il</text:span><text:span text:style-name="T7"> </text:span><text:span text:style-name="T11">met</text:span><text:span text:style-name="T7"> </text:span><text:span text:style-name="T11">en</text:span><text:span text:style-name="T7"> </text:span><text:span text:style-name="T11">vert</text:span></text:p>
      <text:p text:style-name="P43"><text:span text:style-name="T7"><text:s text:c="14"/></text:span><text:span text:style-name="T13">item</text:span>.etat<text:span text:style-name="T7"> </text:span>=<text:span text:style-name="T7"> </text:span><text:span text:style-name="T11">"#00FF00"</text:span>;</text:p>
      <text:p text:style-name="P43"><text:span text:style-name="T7"><text:s text:c="12"/></text:span>}</text:p>
      <text:p text:style-name="P43"><text:span text:style-name="T7"><text:s text:c="12"/></text:span><text:span text:style-name="T11">//il</text:span><text:span text:style-name="T7"> </text:span><text:span text:style-name="T11">incrémente</text:span><text:span text:style-name="T7"> </text:span><text:span text:style-name="T11">l'index</text:span><text:span text:style-name="T7"> </text:span><text:span text:style-name="T11">courant</text:span></text:p>
      <text:p text:style-name="P43"><text:span text:style-name="T7"><text:s text:c="12"/></text:span><text:span text:style-name="T9">listePointeaux</text:span>.incrementCurrentIndex();</text:p>
      <text:p text:style-name="P43"><text:span text:style-name="T7"><text:s text:c="12"/></text:span><text:span text:style-name="T11">//il</text:span><text:span text:style-name="T7"> </text:span><text:span text:style-name="T11">récupère</text:span><text:span text:style-name="T7"> </text:span><text:span text:style-name="T11">l'index</text:span><text:span text:style-name="T7"> </text:span><text:span text:style-name="T11">courrant</text:span></text:p>
      <text:p text:style-name="P43"><text:span text:style-name="T7"><text:s text:c="12"/></text:span><text:span text:style-name="T13">item</text:span><text:span text:style-name="T7"> </text:span>=<text:span text:style-name="T7"> </text:span><text:span text:style-name="T9">listePointeaux</text:span>.itemAtIndex(<text:span text:style-name="T9">listePointeaux</text:span>.currentIndex);</text:p>
      <text:p text:style-name="P43"><text:span text:style-name="T7"><text:s text:c="12"/></text:span><text:span text:style-name="T11">//l'état</text:span><text:span text:style-name="T7"> </text:span><text:span text:style-name="T11">du</text:span><text:span text:style-name="T7"> </text:span><text:span text:style-name="T11">pointeau</text:span><text:span text:style-name="T7"> </text:span><text:span text:style-name="T11">courrant</text:span><text:span text:style-name="T7"> </text:span><text:span text:style-name="T11">devient</text:span><text:span text:style-name="T7"> </text:span><text:span text:style-name="T11">bleu</text:span></text:p>
      <text:p text:style-name="P42"><text:span text:style-name="T7"><text:s text:c="12"/></text:span><text:span text:style-name="T13">item</text:span>.etat<text:span text:style-name="T7"> </text:span>=<text:span text:style-name="T7"> </text:span><text:span text:style-name="T11">"#0000FF"</text:span>;</text:p>
      <text:p text:style-name="P43"><text:span text:style-name="T7"><text:s text:c="8"/></text:span>}</text:p>
      <text:p text:style-name="P43"><text:span text:style-name="T7"><text:s text:c="4"/></text:span>}</text:p>
      <text:p text:style-name="P44">Après plusieurs test avec <text:span text:style-name="T14">la fonction «Qt.rgba(0, 0, 255)», on a remarqué que ce n’était pas la fonction la plus approprier pour mon utilisation. Il faut donc utiliser les couleurs en hexadécimale pour pouvoir faire une condition «if». </text:span></text:p>
      <text:p text:style-name="P38"/>
      <text:p text:style-name="P25">Jeudi 18 février :</text:p>
      <text:p text:style-name="P39">Test IHM et réalisation de l’IHM non fonctionnelle</text:p>
      <text:p text:style-name="P39">Début diagramme de classe</text:p>
      <text:p text:style-name="P39"/>
      <text:p text:style-name="P48">Vendredi 19 février :</text:p>
      <text:p text:style-name="P46">Recherches utilisation caméra téléphone</text:p>
      <text:p text:style-name="P47">Recherches horodatage QML et C++</text:p>
      <text:p text:style-name="P47">Création BDD WorkBench et requêtes SQL</text:p>
      <text:p text:style-name="P39"/>
      <text:p text:style-name="P30"><text:tab/><text:span text:style-name="T2">A faire :</text:span></text:p>
      <text:p text:style-name="P29">Chercher comment avoir accès à la BDD sqlite <text:span text:style-name="T3">en C++ et faire la liaison avec QML (</text:span><text:a xlink:type="simple" xlink:href="https://doc.qt.io/qt-5/qtqml-cppintegration-topic.html" text:style-name="Internet_20_link" text:visited-style-name="Visited_20_Internet_20_Link"><text:span text:style-name="T3">https://doc.qt.io/qt-5/qtqml-cppintegration-topic.html</text:span></text:a><text:span text:style-name="T3">)</text:span></text:p>
      <text:p text:style-name="P40">Finir recherches IHM <text:span text:style-name="T15">(arranger comme il faut chaque composants)</text:span></text:p>
      <text:p text:style-name="P40">Chercher comment utiliser la caméra du téléphone <text:span text:style-name="T16">(</text:span><text:a xlink:type="simple" xlink:href="https://doc.qt.io/qt-5/qml-qtmultimedia-camera.html" text:style-name="Internet_20_link" text:visited-style-name="Visited_20_Internet_20_Link"><text:span text:style-name="T16">https://doc.qt.io/qt-5/qml-qtmultimedia-camera.html</text:span></text:a><text:span text:style-name="T16">)</text:span></text:p>
      <text:p text:style-name="P40">Chercher comment récupérer l’heure du téléphone</text:p>
      <text:p text:style-name="P49">Chercher comment faire les boites de dialogues (<text:a xlink:type="simple" xlink:href="https://doc.qt.io/qt-5/qml-qtquick-dialogs-messagedialog.html" text:style-name="Internet_20_link" text:visited-style-name="Visited_20_Internet_20_Link">https://doc.qt.io/qt-5/qml-qtquick-dialogs-messagedialog.html</text:a>)</text:p>
      <text:p text:style-name="P50"><text:soft-page-break/>Ajouter les classes importées en QML dans le diagramme de classe</text:p>
      <text:p text:style-name="P2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2-02T11:08:35.164122528</meta:creation-date>
    <dc:date>2021-02-19T16:10:31.509793357</dc:date>
    <meta:editing-duration>PT17H48M18S</meta:editing-duration>
    <meta:editing-cycles>34</meta:editing-cycles>
    <meta:generator>LibreOffice/6.3.5.2$Linux_X86_64 LibreOffice_project/30$Build-2</meta:generator>
    <meta:document-statistic meta:table-count="0" meta:image-count="0" meta:object-count="0" meta:page-count="3" meta:paragraph-count="92" meta:word-count="446" meta:character-count="3469" meta:non-whitespace-character-count="2779"/>
  </office:meta>
</office:document-meta>
</file>